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0000003B7CC40E47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8cm" fo:min-width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4.121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64cm" svg:height="17.355cm" svg:x="2.107cm" svg:y="6.341cm">
          <draw:image xlink:href="Pictures/1000020100000430000003B7CC40E47E.png" xlink:type="simple" xlink:show="embed" xlink:actuate="onLoad">
            <text:p/>
          </draw:image>
        </draw:frame>
        <draw:frame draw:style-name="gr2" draw:text-style-name="P2" draw:layer="layout" svg:width="1.052cm" svg:height="0.806cm" svg:x="2.265cm" svg:y="15.902cm">
          <draw:text-box>
            <text:p><text:span text:style-name="T1">50</text:span></text:p>
          </draw:text-box>
        </draw:frame>
        <draw:frame draw:style-name="gr2" draw:text-style-name="P2" draw:layer="layout" svg:width="1.328cm" svg:height="0.806cm" svg:x="1.989cm" svg:y="14.71cm">
          <draw:text-box>
            <text:p><text:span text:style-name="T1">100</text:span></text:p>
          </draw:text-box>
        </draw:frame>
        <draw:frame draw:style-name="gr2" draw:text-style-name="P2" draw:layer="layout" svg:width="1.328cm" svg:height="0.806cm" svg:x="10.24cm" svg:y="22.264cm">
          <draw:text-box>
            <text:p><text:span text:style-name="T1">100</text:span></text:p>
          </draw:text-box>
        </draw:frame>
        <draw:frame draw:style-name="gr3" draw:text-style-name="P2" draw:layer="layout" svg:width="1.328cm" svg:height="0.806cm" svg:x="1.989cm" svg:y="11.905cm">
          <draw:text-box>
            <text:p><text:span text:style-name="T1">500</text:span></text:p>
          </draw:text-box>
        </draw:frame>
        <draw:frame draw:style-name="gr4" draw:text-style-name="P2" draw:layer="layout" svg:width="1.603cm" svg:height="0.806cm" svg:x="1.714cm" svg:y="10.685cm">
          <draw:text-box>
            <text:p><text:span text:style-name="T1">1000</text:span></text:p>
          </draw:text-box>
        </draw:frame>
        <draw:frame draw:style-name="gr3" draw:text-style-name="P2" draw:layer="layout" svg:width="1.603cm" svg:height="0.806cm" svg:x="1.714cm" svg:y="9.356cm">
          <draw:text-box>
            <text:p><text:span text:style-name="T1">2000</text:span></text:p>
          </draw:text-box>
        </draw:frame>
        <draw:frame draw:style-name="gr5" draw:layer="layout" svg:width="11.991cm" svg:height="0.962cm" draw:transform="rotate (1.5707963267949) translate (0.8cm 21.169cm)">
          <draw:text-box>
            <text:p>Number of Annotated Proteins per Article</text:p>
          </draw:text-box>
        </draw:frame>
        <draw:frame draw:style-name="gr6" draw:layer="layout" svg:width="5.684cm" svg:height="0.963cm" svg:x="8.575cm" svg:y="23.108cm">
          <draw:text-box>
            <text:p>Number of Articles</text:p>
          </draw:text-box>
        </draw:frame>
        <draw:frame draw:style-name="gr2" draw:text-style-name="P2" draw:layer="layout" svg:width="1.328cm" svg:height="0.806cm" svg:x="1.989cm" svg:y="13.513cm">
          <draw:text-box>
            <text:p><text:span text:style-name="T1">200</text:span></text:p>
          </draw:text-box>
        </draw:frame>
        <draw:frame draw:style-name="gr7" draw:text-style-name="P2" draw:layer="layout" svg:width="1.603cm" svg:height="0.806cm" svg:x="1.714cm" svg:y="7.979cm">
          <draw:text-box>
            <text:p><text:span text:style-name="T1">5000</text:span></text:p>
          </draw:text-box>
        </draw:frame>
        <draw:frame draw:style-name="gr2" draw:text-style-name="P2" draw:layer="layout" svg:width="1.052cm" svg:height="0.806cm" svg:x="2.265cm" svg:y="17.387cm">
          <draw:text-box>
            <text:p><text:span text:style-name="T1">20</text:span></text:p>
          </draw:text-box>
        </draw:frame>
        <draw:frame draw:style-name="gr2" draw:text-style-name="P2" draw:layer="layout" svg:width="1.052cm" svg:height="0.806cm" svg:x="2.265cm" svg:y="15.902cm">
          <draw:text-box>
            <text:p><text:span text:style-name="T1">50</text:span></text:p>
          </draw:text-box>
        </draw:frame>
        <draw:frame draw:style-name="gr2" draw:text-style-name="P2" draw:layer="layout" svg:width="1.052cm" svg:height="0.806cm" svg:x="2.265cm" svg:y="18.451cm">
          <draw:text-box>
            <text:p><text:span text:style-name="T1">10</text:span></text:p>
          </draw:text-box>
        </draw:frame>
        <draw:frame draw:style-name="gr8" draw:text-style-name="P2" draw:layer="layout" svg:width="0.777cm" svg:height="0.806cm" svg:x="2.54cm" svg:y="19.78cm">
          <draw:text-box>
            <text:p><text:span text:style-name="T1">5</text:span></text:p>
          </draw:text-box>
        </draw:frame>
        <draw:frame draw:style-name="gr2" draw:text-style-name="P2" draw:layer="layout" svg:width="0.777cm" svg:height="0.806cm" svg:x="2.54cm" svg:y="21.323cm">
          <draw:text-box>
            <text:p><text:span text:style-name="T1">2</text:span></text:p>
          </draw:text-box>
        </draw:frame>
        <draw:frame draw:style-name="gr2" draw:text-style-name="P2" draw:layer="layout" svg:width="1.603cm" svg:height="0.806cm" svg:x="16.726cm" svg:y="22.361cm">
          <draw:text-box>
            <text:p><text:span text:style-name="T1">1000</text:span></text:p>
          </draw:text-box>
        </draw:frame>
        <draw:frame draw:style-name="gr2" draw:text-style-name="P2" draw:layer="layout" svg:width="0.777cm" svg:height="0.806cm" svg:x="3.496cm" svg:y="22.393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ddo Friedberg</meta:initial-creator>
    <meta:creation-date>2012-10-15T15:45:51</meta:creation-date>
    <dc:date>2012-10-15T18:55:51</dc:date>
    <dc:creator>Iddo Friedberg</dc:creator>
    <meta:editing-duration>P0D</meta:editing-duration>
    <meta:editing-cycles>2</meta:editing-cycles>
    <meta:generator>LibreOffice/3.5$Linux_X86_64 LibreOffice_project/350m1$Build-3</meta:generator>
    <meta:document-statistic meta:object-count="18"/>
  </office:meta>
</office:document-meta>
</file>